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59a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59a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59a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59a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59a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59a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59a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59a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59a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59a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59a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59a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59a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59a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59a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59a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59a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arla Nathaly Bartuccio Morandy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9/11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785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ira Maria De Bartuccio Perei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81698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4.60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9" meta:character-count="1180" meta:non-whitespace-character-count="1011"/>
    <meta:template xlink:type="simple" xlink:actuate="onRequest" xlink:title="Normal" xlink:href=""/>
  </office:meta>
</office:document-meta>
</file>